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87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hopping Product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currency" office:currency="GBP" office:value="10" calcext:value-type="currency">
            <text:p>£10.00</text:p>
          </table:table-cell>
          <table:table-cell office:value-type="string" calcext:value-type="string">
            <text:p>1kg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currency" office:currency="GBP" office:value="12" calcext:value-type="currency">
            <text:p>£12.00</text:p>
          </table:table-cell>
          <table:table-cell office:value-type="string" calcext:value-type="string">
            <text:p>2kg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currency" office:currency="GBP" office:value="8" calcext:value-type="currency">
            <text:p>£8.00</text:p>
          </table:table-cell>
          <table:table-cell office:value-type="string" calcext:value-type="string">
            <text:p>2kg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currency" office:currency="GBP" office:value="8" calcext:value-type="currency">
            <text:p>£8.00</text:p>
          </table:table-cell>
          <table:table-cell office:value-type="string" calcext:value-type="string">
            <text:p>2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0:43:39.186000000</dc:date>
    <meta:editing-duration>PT21M44S</meta:editing-duration>
    <meta:editing-cycles>4</meta:editing-cycles>
    <meta:generator>LibreOffice/7.3.5.2$Windows_X86_64 LibreOffice_project/184fe81b8c8c30d8b5082578aee2fed2ea847c01</meta:generator>
    <meta:document-statistic meta:table-count="1" meta:cell-count="15" meta:object-count="0"/>
  </office:meta>
</office:document-meta>
</file>